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7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7.006cm"/>
    </style:style>
    <style:style style:name="co5" style:family="table-column">
      <style:table-column-properties fo:break-before="auto" style:column-width="4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Note">
      <style:graphic-properties draw:marker-start="Linienspitzen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18" table:default-cell-style-name="Default"/>
        <table:table-row table:style-name="ro1">
          <table:table-cell table:style-name="ce2" office:value-type="string" calcext:value-type="string">
            <text:p>Function</text:p>
          </table:table-cell>
          <table:table-cell table:style-name="ce1" office:value-type="string" calcext:value-type="string">
            <text:p>Quantity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igi-Key part number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unchboard 0.1’ grid as base for all compon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 Electronics</text:p>
          </table:table-cell>
          <table:table-cell office:value-type="string" calcext:value-type="string">
            <text:p>8015-1</text:p>
          </table:table-cell>
          <table:table-cell office:value-type="string" calcext:value-type="string">
            <text:p>Breadboard, General Purpose Non-Plated Through Hole (NPTH) Pad Per Hole (Round) 0.100" (2.54mm)</text:p>
          </table:table-cell>
          <table:table-cell office:value-type="string" calcext:value-type="string">
            <text:p>V2010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rocontoller development board featuring ESP32-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ressif Systems</text:p>
          </table:table-cell>
          <table:table-cell office:value-type="string" calcext:value-type="string">
            <text:p>ESP32-S3-DEVKITC-1-N8</text:p>
          </table:table-cell>
          <table:table-cell office:value-type="string" calcext:value-type="string">
            <text:p>ESP32-S ESP32-S3-WROOM-1-N8 Transceiver; 802.11 b/g/n (Wi-Fi, WiFi, WLAN), Bluetooth® 5 2.4GHz Evaluation Board</text:p>
          </table:table-cell>
          <table:table-cell office:value-type="string" calcext:value-type="string">
            <text:p>1965-ESP32-S3-DEVKITC-1-N8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office:annotation draw:style-name="gr1" draw:text-style-name="P2" svg:width="2.899cm" svg:height="2.966cm" svg:x="9.387cm" svg:y="0cm" draw:caption-point-x="-0.609cm" draw:caption-point-y="1.365cm">
              <dc:date>2023-05-27T00:00:00</dc:date>
              <text:p text:style-name="P1"><text:span text:style-name="T1">This allows to mount the dev-board without soldering it. In case one would like to re-use the dev-board.</text:span></text:p>
            </office:annotation>
            <text:p>socket strip for MCU-board 22-pin 0.1’ through-hole 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p Quik Inc.</text:p>
          </table:table-cell>
          <table:table-cell office:value-type="string" calcext:value-type="string">
            <text:p>HDR100IMP40F-G-V-TH</text:p>
          </table:table-cell>
          <table:table-cell office:value-type="string" calcext:value-type="string">
            <text:p>40 Position Header Connector 0.100" (2.54mm) Through Hole Gold</text:p>
          </table:table-cell>
          <table:table-cell office:value-type="string" calcext:value-type="string">
            <text:p>HDR100IMP40F-G-V-TH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B 2.0 cable (Standard-A to Micro-B) for MCU-board</text:p>
          </table:table-cell>
          <table:table-cell office:value-type="float" office:value="2" calcext:value-type="float">
            <office:annotation draw:style-name="gr2" draw:text-style-name="P2" svg:width="2.899cm" svg:height="1.799cm" svg:x="11.645cm" svg:y="0.306cm" draw:caption-point-x="-0.61cm" draw:caption-point-y="1.51cm">
              <dc:date>2023-05-27T00:00:00</dc:date>
              <text:p text:style-name="P1"><text:span text:style-name="T1">One for debugging, one for serial monitoring.</text:span></text:p>
            </office:annotation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office:annotation draw:style-name="gr1" draw:text-style-name="P2" svg:width="2.899cm" svg:height="2.966cm" svg:x="9.387cm" svg:y="0.903cm" draw:caption-point-x="-0.609cm" draw:caption-point-y="1.365cm">
              <dc:date>2023-05-27T00:00:00</dc:date>
              <text:p text:style-name="P1"><text:span text:style-name="T1">This allows to mount the dev-board without soldering it. In case one would like to re-use the dev-board.</text:span></text:p>
            </office:annotation>
            <text:p>socket strip for display 8-pin 0.1’ through-hole 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p Quik Inc.</text:p>
          </table:table-cell>
          <table:table-cell office:value-type="string" calcext:value-type="string">
            <text:p>HDR100IMP40F-G-V-TH</text:p>
          </table:table-cell>
          <table:table-cell office:value-type="string" calcext:value-type="string">
            <text:p>40 Position Header Connector 0.100" (2.54mm) Through Hole Gold</text:p>
          </table:table-cell>
          <table:table-cell office:value-type="string" calcext:value-type="string">
            <text:p>HDR100IMP40F-G-V-TH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 with SSD1306 d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fruit Industries LLC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Graphic LCD Display Module Passive White OLED - Passive Matrix I²C, SPI 1.3" (33.02mm) 128 x 64</text:p>
          </table:table-cell>
          <table:table-cell office:value-type="string" calcext:value-type="string">
            <text:p>1528-1512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9.387cm" svg:y="1.66cm" draw:caption-point-x="-0.609cm" draw:caption-point-y="1.511cm">
              <dc:date>2023-05-27T00:00:00</dc:date>
              <text:p text:style-name="P1"><text:span text:style-name="T1">Optional</text:span></text:p>
            </office:annotation>
            <text:p>spacer for displ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sentra Components</text:p>
          </table:table-cell>
          <table:table-cell office:value-type="string" calcext:value-type="string">
            <text:p>CBMFTS310A</text:p>
          </table:table-cell>
          <table:table-cell office:value-type="string" calcext:value-type="string">
            <text:p>Hex Standoff Threaded M3 Nylon 0.827" (21.00mm) Natural</text:p>
          </table:table-cell>
          <table:table-cell office:value-type="string" calcext:value-type="string">
            <text:p>RPC3571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t for spacer</text:p>
          </table:table-cell>
          <table:table-cell table:formula="of:=[.B8]" office:value-type="float" office:value="4" calcext:value-type="float">
            <text:p>4</text:p>
          </table:table-cell>
          <table:table-cell office:value-type="string" calcext:value-type="string">
            <text:p>Essentra Components</text:p>
          </table:table-cell>
          <table:table-cell office:value-type="string" calcext:value-type="string">
            <text:p>HN-M3-79</text:p>
          </table:table-cell>
          <table:table-cell office:value-type="string" calcext:value-type="string">
            <text:p>M3 Hex Nut 0.220" (5.59mm) Polycarbonate</text:p>
          </table:table-cell>
          <table:table-cell office:value-type="string" calcext:value-type="string">
            <text:p>RPC3082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9.387cm" svg:y="2.564cm" draw:caption-point-x="-0.609cm" draw:caption-point-y="1.51cm">
              <dc:date>2023-05-27T00:00:00</dc:date>
              <text:p text:style-name="P1"><text:span text:style-name="T1">optional</text:span></text:p>
            </office:annotation>
            <text:p>foot for punchbo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mper Specialties Inc.</text:p>
          </table:table-cell>
          <table:table-cell office:value-type="string" calcext:value-type="string">
            <text:p>BS34CL12X25RP</text:p>
          </table:table-cell>
          <table:table-cell office:value-type="string" calcext:value-type="string">
            <text:p>Bumper Cylindrical, Flat Top 0.375" Dia (9.53mm) Polyurethane Clear</text:p>
          </table:table-cell>
          <table:table-cell office:value-type="string" calcext:value-type="string">
            <text:p>2042-BS34CL12X25RP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shift register 8 bit I2C 74HC165 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D74HC165E</text:p>
          </table:table-cell>
          <table:table-cell office:value-type="string" calcext:value-type="string">
            <text:p>Shift Shift Register 1 Element 8 Bit 16-PDIP</text:p>
          </table:table-cell>
          <table:table-cell office:value-type="string" calcext:value-type="string">
            <text:p>296-12790-5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ut shift register 8 bit I2C 74HC595 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D74HC595E</text:p>
          </table:table-cell>
          <table:table-cell office:value-type="string" calcext:value-type="string">
            <text:p>Shift Shift Register 1 Element 8 Bit 16-PDIP</text:p>
          </table:table-cell>
          <table:table-cell office:value-type="string" calcext:value-type="string">
            <text:p>296-33112-5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z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CPT-1368-80WT</text:p>
          </table:table-cell>
          <table:table-cell office:value-type="string" calcext:value-type="string">
            <text:p>Buzzers Transducer, Externally Driven Piezo 10 V 3mA 4kHz 80dB @ 10V, 10cm Through Hole PC Pins</text:p>
          </table:table-cell>
          <table:table-cell office:value-type="string" calcext:value-type="string">
            <text:p>102-CPT-1368-80WT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 3.5mm through-hole diffuse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T Brightek (QTB)</text:p>
          </table:table-cell>
          <table:table-cell office:value-type="string" calcext:value-type="string">
            <text:p>QBL7IW60D-WW</text:p>
          </table:table-cell>
          <table:table-cell office:value-type="string" calcext:value-type="string">
            <text:p>White LED Indication - Discrete 3.1V Radial</text:p>
          </table:table-cell>
          <table:table-cell office:value-type="string" calcext:value-type="string">
            <text:p>1516-QBL7IW60D-NW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2">LED 3.5mm through-hole </text:span>diffuse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T Brightek (QTB)</text:p>
          </table:table-cell>
          <table:table-cell office:value-type="string" calcext:value-type="string">
            <text:p>QBL7R60D</text:p>
          </table:table-cell>
          <table:table-cell office:value-type="string" calcext:value-type="string">
            <text:p>Red 624nm LED Indication - Discrete 2V Radial</text:p>
          </table:table-cell>
          <table:table-cell office:value-type="string" calcext:value-type="string">
            <text:p>1516-1344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2">LED 3.5mm through-hole </text:span>diffuse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T Brightek (QTB)</text:p>
          </table:table-cell>
          <table:table-cell office:value-type="string" calcext:value-type="string">
            <text:p>QBL7IG60D</text:p>
          </table:table-cell>
          <table:table-cell office:value-type="string" calcext:value-type="string">
            <text:p>Green 525nm LED Indication - Discrete 3.2V Radial</text:p>
          </table:table-cell>
          <table:table-cell office:value-type="string" calcext:value-type="string">
            <text:p>1516-1350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2">LED 3.5mm through-hole </text:span>diffuse 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T Brightek (QTB)</text:p>
          </table:table-cell>
          <table:table-cell office:value-type="string" calcext:value-type="string">
            <text:p>QBL7IB60D</text:p>
          </table:table-cell>
          <table:table-cell office:value-type="string" calcext:value-type="string">
            <text:p>Blue 470nm LED Indication - Discrete 3.2V Radial</text:p>
          </table:table-cell>
          <table:table-cell office:value-type="string" calcext:value-type="string">
            <text:p>1516-1351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2">LED 3.5mm through-hole </text:span>diffuse ye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T Brightek (QTB)</text:p>
          </table:table-cell>
          <table:table-cell office:value-type="string" calcext:value-type="string">
            <text:p>QBL7Y60D</text:p>
          </table:table-cell>
          <table:table-cell office:value-type="string" calcext:value-type="string">
            <text:p>Yellow 590nm LED Indication - Discrete 2V Radial</text:p>
          </table:table-cell>
          <table:table-cell office:value-type="string" calcext:value-type="string">
            <text:p>1516-1347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opping resisitor for LEDs 220Ω through-hol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sh-button through-hole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D6RLRDF1 LFS</text:p>
          </table:table-cell>
          <table:table-cell office:value-type="string" calcext:value-type="string">
            <text:p>Pushbutton Switch SPST-NO Keyswitch, Illuminated Through Hole</text:p>
          </table:table-cell>
          <table:table-cell office:value-type="string" calcext:value-type="string">
            <text:p>108-D6RLRDF1LFS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sh-button through-hole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D6RLGNF1 LFS</text:p>
          </table:table-cell>
          <table:table-cell office:value-type="string" calcext:value-type="string">
            <text:p>Pushbutton Switch SPST-NO Keyswitch, Illuminated Through Hole</text:p>
          </table:table-cell>
          <table:table-cell office:value-type="string" calcext:value-type="string">
            <text:p>108-D6RLGNF1LFS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sh-button through-hole 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D6RLGNF1 LFS</text:p>
          </table:table-cell>
          <table:table-cell office:value-type="string" calcext:value-type="string">
            <text:p>Pushbutton Switch SPST-NO Keyswitch, Illuminated Through Hole</text:p>
          </table:table-cell>
          <table:table-cell office:value-type="string" calcext:value-type="string">
            <text:p>108-D6RLBUF1LFS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sh-button through-hole ye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D6RLWHF1 LFS</text:p>
          </table:table-cell>
          <table:table-cell office:value-type="string" calcext:value-type="string">
            <text:p>Pushbutton Switch SPST-NO Keyswitch, Illuminated Through Hole</text:p>
          </table:table-cell>
          <table:table-cell office:value-type="string" calcext:value-type="string">
            <text:p>108-D6RLWHF1LFS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sh-button through-hole 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D6R90 F1 LFS</text:p>
          </table:table-cell>
          <table:table-cell office:value-type="string" calcext:value-type="string">
            <text:p>SWITCH PUSH SPST-NO 0.1A 32V</text:p>
          </table:table-cell>
          <table:table-cell office:value-type="string" calcext:value-type="string">
            <text:p>401-1978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ll-up resistor for buttons 20kΩ through-hole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.00.0000</text:date>, <text:time style:data-style-name="N2" text:time-value="21:29:35.29276635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09:16:22.512227909</meta:creation-date>
    <dc:date>2024-06-14T21:54:31.753226342</dc:date>
    <meta:editing-duration>PT47M47S</meta:editing-duration>
    <meta:editing-cycles>11</meta:editing-cycles>
    <meta:generator>LibreOffice/24.2.3.2$Linux_X86_64 LibreOffice_project/420$Build-2</meta:generator>
    <meta:document-statistic meta:table-count="1" meta:cell-count="138" meta:object-count="0"/>
  </office:meta>
</office:document-meta>
</file>